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7_run____test_best_scores_other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38418079096045" calcext:value-type="float">
            <text:p>0.638418079096045</text:p>
          </table:table-cell>
          <table:table-cell office:value-type="float" office:value="0.61978021978022" calcext:value-type="float">
            <text:p>0.61978021978022</text:p>
          </table:table-cell>
          <table:table-cell office:value-type="float" office:value="0.657342657342657" calcext:value-type="float">
            <text:p>0.657342657342657</text:p>
          </table:table-cell>
          <table:table-cell office:value-type="float" office:value="0.638009049773756" calcext:value-type="float">
            <text:p>0.638009049773756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71186440677966" calcext:value-type="float">
            <text:p>0.671186440677966</text:p>
          </table:table-cell>
          <table:table-cell office:value-type="float" office:value="0.641393442622951" calcext:value-type="float">
            <text:p>0.641393442622951</text:p>
          </table:table-cell>
          <table:table-cell office:value-type="float" office:value="0.72960372960373" calcext:value-type="float">
            <text:p>0.72960372960373</text:p>
          </table:table-cell>
          <table:table-cell office:value-type="float" office:value="0.682660850599782" calcext:value-type="float">
            <text:p>0.682660850599782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80225988700565" calcext:value-type="float">
            <text:p>0.680225988700565</text:p>
          </table:table-cell>
          <table:table-cell office:value-type="float" office:value="0.681592039800995" calcext:value-type="float">
            <text:p>0.681592039800995</text:p>
          </table:table-cell>
          <table:table-cell office:value-type="float" office:value="0.638694638694639" calcext:value-type="float">
            <text:p>0.638694638694639</text:p>
          </table:table-cell>
          <table:table-cell office:value-type="float" office:value="0.659446450060169" calcext:value-type="float">
            <text:p>0.659446450060169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616949152542373" calcext:value-type="float">
            <text:p>0.616949152542373</text:p>
          </table:table-cell>
          <table:table-cell office:value-type="float" office:value="0.568181818181818" calcext:value-type="float">
            <text:p>0.568181818181818</text:p>
          </table:table-cell>
          <table:table-cell table:style-name="ce1" office:value-type="float" office:value="0.874125874125874" calcext:value-type="float">
            <text:p>0.874125874125874</text:p>
          </table:table-cell>
          <table:table-cell table:style-name="ce1" office:value-type="float" office:value="0.68870523415978" calcext:value-type="float">
            <text:p>0.68870523415978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68926553672316" calcext:value-type="float">
            <text:p>0.668926553672316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0.594405594405594" calcext:value-type="float">
            <text:p>0.594405594405594</text:p>
          </table:table-cell>
          <table:table-cell office:value-type="float" office:value="0.635118306351183" calcext:value-type="float">
            <text:p>0.635118306351183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72316384180791" calcext:value-type="float">
            <text:p>0.672316384180791</text:p>
          </table:table-cell>
          <table:table-cell table:style-name="ce1" office:value-type="float" office:value="0.742160278745645" calcext:value-type="float">
            <text:p>0.742160278745645</text:p>
          </table:table-cell>
          <table:table-cell office:value-type="float" office:value="0.496503496503497" calcext:value-type="float">
            <text:p>0.496503496503497</text:p>
          </table:table-cell>
          <table:table-cell office:value-type="float" office:value="0.594972067039106" calcext:value-type="float">
            <text:p>0.594972067039106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93785310734463" calcext:value-type="float">
            <text:p>0.693785310734463</text:p>
          </table:table-cell>
          <table:table-cell office:value-type="float" office:value="0.688995215311005" calcext:value-type="float">
            <text:p>0.688995215311005</text:p>
          </table:table-cell>
          <table:table-cell office:value-type="float" office:value="0.671328671328671" calcext:value-type="float">
            <text:p>0.671328671328671</text:p>
          </table:table-cell>
          <table:table-cell office:value-type="float" office:value="0.680047225501771" calcext:value-type="float">
            <text:p>0.680047225501771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88135593220339" calcext:value-type="float">
            <text:p>0.688135593220339</text:p>
          </table:table-cell>
          <table:table-cell office:value-type="float" office:value="0.71919770773639" calcext:value-type="float">
            <text:p>0.71919770773639</text:p>
          </table:table-cell>
          <table:table-cell office:value-type="float" office:value="0.585081585081585" calcext:value-type="float">
            <text:p>0.585081585081585</text:p>
          </table:table-cell>
          <table:table-cell office:value-type="float" office:value="0.645244215938303" calcext:value-type="float">
            <text:p>0.645244215938303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65536723163842" calcext:value-type="float">
            <text:p>0.665536723163842</text:p>
          </table:table-cell>
          <table:table-cell office:value-type="float" office:value="0.653579676674365" calcext:value-type="float">
            <text:p>0.653579676674365</text:p>
          </table:table-cell>
          <table:table-cell office:value-type="float" office:value="0.65967365967366" calcext:value-type="float">
            <text:p>0.65967365967366</text:p>
          </table:table-cell>
          <table:table-cell office:value-type="float" office:value="0.65661252900232" calcext:value-type="float">
            <text:p>0.65661252900232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table:style-name="ce1" office:value-type="float" office:value="0.703954802259887" calcext:value-type="float">
            <text:p>0.703954802259887</text:p>
          </table:table-cell>
          <table:table-cell office:value-type="float" office:value="0.726287262872629" calcext:value-type="float">
            <text:p>0.726287262872629</text:p>
          </table:table-cell>
          <table:table-cell office:value-type="float" office:value="0.624708624708625" calcext:value-type="float">
            <text:p>0.624708624708625</text:p>
          </table:table-cell>
          <table:table-cell office:value-type="float" office:value="0.671679197994987" calcext:value-type="float">
            <text:p>0.671679197994987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68135593220339" calcext:value-type="float">
            <text:p>0.68135593220339</text:p>
          </table:table-cell>
          <table:table-cell office:value-type="float" office:value="0.702479338842975" calcext:value-type="float">
            <text:p>0.702479338842975</text:p>
          </table:table-cell>
          <table:table-cell office:value-type="float" office:value="0.594405594405594" calcext:value-type="float">
            <text:p>0.594405594405594</text:p>
          </table:table-cell>
          <table:table-cell office:value-type="float" office:value="0.643939393939394" calcext:value-type="float">
            <text:p>0.643939393939394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50847457627119" calcext:value-type="float">
            <text:p>0.650847457627119</text:p>
          </table:table-cell>
          <table:table-cell office:value-type="float" office:value="0.62448132780083" calcext:value-type="float">
            <text:p>0.62448132780083</text:p>
          </table:table-cell>
          <table:table-cell office:value-type="float" office:value="0.701631701631702" calcext:value-type="float">
            <text:p>0.701631701631702</text:p>
          </table:table-cell>
          <table:table-cell office:value-type="float" office:value="0.660812294182217" calcext:value-type="float">
            <text:p>0.660812294182217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40677966101695" calcext:value-type="float">
            <text:p>0.640677966101695</text:p>
          </table:table-cell>
          <table:table-cell office:value-type="float" office:value="0.625282167042889" calcext:value-type="float">
            <text:p>0.625282167042889</text:p>
          </table:table-cell>
          <table:table-cell office:value-type="float" office:value="0.645687645687646" calcext:value-type="float">
            <text:p>0.645687645687646</text:p>
          </table:table-cell>
          <table:table-cell office:value-type="float" office:value="0.635321100917431" calcext:value-type="float">
            <text:p>0.635321100917431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58757062146893" calcext:value-type="float">
            <text:p>0.658757062146893</text:p>
          </table:table-cell>
          <table:table-cell office:value-type="float" office:value="0.634819532908705" calcext:value-type="float">
            <text:p>0.634819532908705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664444444444445" calcext:value-type="float">
            <text:p>0.664444444444445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703954802259887" calcext:value-type="float">
            <text:p>0.703954802259887</text:p>
          </table:table-cell>
          <table:table-cell table:formula="of:=MAX([.C2:.C15])" office:value-type="float" office:value="0.742160278745645" calcext:value-type="float">
            <text:p>0.742160278745645</text:p>
          </table:table-cell>
          <table:table-cell table:formula="of:=MAX([.D2:.D15])" office:value-type="float" office:value="0.874125874125874" calcext:value-type="float">
            <text:p>0.874125874125874</text:p>
          </table:table-cell>
          <table:table-cell table:formula="of:=MAX([.E2:.E15])" office:value-type="float" office:value="0.68870523415978" calcext:value-type="float">
            <text:p>0.68870523415978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60" calcext:value-type="string">
            <text:p>give_model_60</text:p>
          </table:table-cell>
          <table:table-cell table:style-name="ce2" table:formula="of:=VLOOKUP([.C17];[.C2:.F15];4;0)" office:value-type="string" office:string-value="give_model_41" calcext:value-type="string">
            <text:p>give_model_41</text:p>
          </table:table-cell>
          <table:table-cell table:style-name="ce2" table:formula="of:=VLOOKUP([.D17];[.D2:.F15];3;0)" office:value-type="string" office:string-value="give_model_30" calcext:value-type="string">
            <text:p>give_model_30</text:p>
          </table:table-cell>
          <table:table-cell table:style-name="ce2" table:formula="of:=VLOOKUP([.E17];[.E2:.F15];2;0)" office:value-type="string" office:string-value="give_model_30" calcext:value-type="string">
            <text:p>give_model_30</text:p>
          </table:table-cell>
          <table:table-cell/>
        </table:table-row>
      </table:table>
      <table:named-expressions/>
      <table:database-ranges>
        <table:database-range table:name="__Anonymous_Sheet_DB__0" table:target-range-address="7_run____test_best_scores_other_metrics.A1:7_run____test_best_scores_other_metrics.F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20:52:12.783087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3T20:59:37.999550588</dc:date>
    <meta:editing-duration>PT13M13S</meta:editing-duration>
    <meta:editing-cycles>3</meta:editing-cycles>
    <meta:document-statistic meta:table-count="1" meta:cell-count="100" meta:object-count="0"/>
  </office:meta>
</office:document-meta>
</file>